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729fc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language="fr" fo:country="FR" fo:font-style="normal" style:text-underline-style="none" fo:font-weight="normal" officeooo:rsid="00053583" officeooo:paragraph-rsid="0005358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font-size="13pt" fo:language="fr" fo:country="FR" fo:font-style="normal" style:text-underline-style="solid" style:text-underline-width="auto" style:text-underline-color="font-color" fo:font-weight="normal" officeooo:rsid="00053583" officeooo:paragraph-rsid="00053583"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normal" officeooo:rsid="000c1bed" officeooo:paragraph-rsid="000c1bed"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normal" officeooo:rsid="00129c5e" officeooo:paragraph-rsid="00129c5e"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normal" officeooo:rsid="0017e1da" officeooo:paragraph-rsid="0017e1da" style:font-size-asian="13pt" style:font-style-asian="normal" style:font-weight-asian="normal" style:font-size-complex="13pt" style:font-style-complex="normal" style:font-weight-complex="normal"/>
    </style:style>
    <style:style style:name="P6" style:family="paragraph" style:parent-style-name="Standard">
      <style:paragraph-properties fo:text-align="center" style:justify-single-word="false"/>
      <style:text-properties fo:font-size="13pt" fo:language="fr" fo:country="FR" fo:font-style="normal" style:text-underline-style="solid" style:text-underline-width="auto" style:text-underline-color="font-color" fo:font-weight="normal" officeooo:rsid="0017e1da" officeooo:paragraph-rsid="0017e1da"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normal" officeooo:rsid="00191909" officeooo:paragraph-rsid="00191909"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normal" officeooo:rsid="001d3079" officeooo:paragraph-rsid="001d3079"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normal" officeooo:rsid="001f1ba1" officeooo:paragraph-rsid="001f1ba1"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size="13pt" fo:language="fr" fo:country="FR" fo:font-style="normal" style:text-underline-style="none" fo:font-weight="normal" officeooo:rsid="00053583" officeooo:paragraph-rsid="00053583"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language="fr" fo:country="FR" fo:font-style="normal" style:text-underline-style="none" fo:font-weight="normal" officeooo:rsid="000638cb" officeooo:paragraph-rsid="000638cb"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language="fr" fo:country="FR" fo:font-style="normal" style:text-underline-style="none" fo:font-weight="normal" officeooo:rsid="000c1bed" officeooo:paragraph-rsid="000c1bed"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size="13pt" fo:language="fr" fo:country="FR" fo:font-style="normal" style:text-underline-style="none" fo:font-weight="normal" officeooo:rsid="000de4eb" officeooo:paragraph-rsid="000de4eb"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language="fr" fo:country="FR" fo:font-style="normal" style:text-underline-style="none" fo:font-weight="normal" officeooo:rsid="000f2109" officeooo:paragraph-rsid="000f2109"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language="fr" fo:country="FR" fo:font-style="normal" style:text-underline-style="none" fo:font-weight="normal" officeooo:rsid="0010458d" officeooo:paragraph-rsid="0010458d"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language="fr" fo:country="FR" fo:font-style="normal" style:text-underline-style="none" fo:font-weight="normal" officeooo:rsid="00109bff" officeooo:paragraph-rsid="00109bff"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language="fr" fo:country="FR" fo:font-style="normal" style:text-underline-style="none" fo:font-weight="normal" officeooo:rsid="0017948b" officeooo:paragraph-rsid="00109bff"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language="fr" fo:country="FR" fo:font-style="normal" style:text-underline-style="none" fo:font-weight="normal" officeooo:rsid="00129c5e" officeooo:paragraph-rsid="00129c5e"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size="13pt" fo:language="fr" fo:country="FR" fo:font-style="normal" style:text-underline-style="none" fo:font-weight="normal" officeooo:rsid="0017e1da" officeooo:paragraph-rsid="0017e1da"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size="13pt" fo:language="fr" fo:country="FR" fo:font-style="normal" style:text-underline-style="none" fo:font-weight="normal" officeooo:rsid="00191909" officeooo:paragraph-rsid="00191909"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language="fr" fo:country="FR" fo:font-style="normal" style:text-underline-style="none" fo:font-weight="normal" officeooo:rsid="001a0bc6" officeooo:paragraph-rsid="00191909"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font-size="13pt" fo:language="fr" fo:country="FR" fo:font-style="normal" style:text-underline-style="none" fo:font-weight="normal" officeooo:rsid="001d3079" officeooo:paragraph-rsid="001d3079"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size="13pt" fo:language="fr" fo:country="FR" fo:font-style="normal" style:text-underline-style="none" fo:font-weight="normal" officeooo:rsid="001f1ba1" officeooo:paragraph-rsid="001d3079"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language="fr" fo:country="FR" fo:font-style="normal" style:text-underline-style="none" fo:font-weight="normal" officeooo:rsid="0024ecf6" officeooo:paragraph-rsid="0024ecf6"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language="fr" fo:country="FR" fo:font-style="normal" style:text-underline-style="none" fo:font-weight="normal" officeooo:rsid="00258367" officeooo:paragraph-rsid="00258367"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language="fr" fo:country="FR" fo:font-style="normal" style:text-underline-style="none" fo:font-weight="normal" officeooo:rsid="0027559e" officeooo:paragraph-rsid="0027559e"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font-size="13pt" fo:language="fr" fo:country="FR" style:text-underline-style="solid" style:text-underline-width="auto" style:text-underline-color="font-color" officeooo:rsid="00053583" officeooo:paragraph-rsid="00053583" style:font-size-asian="13pt" style:font-size-complex="13pt"/>
    </style:style>
    <style:style style:name="P28" style:family="paragraph" style:parent-style-name="Standard">
      <style:paragraph-properties fo:text-align="center" style:justify-single-word="false"/>
      <style:text-properties fo:font-size="13pt" fo:language="fr" fo:country="FR" style:text-underline-style="solid" style:text-underline-width="auto" style:text-underline-color="font-color" fo:font-weight="bold" officeooo:rsid="00053583" officeooo:paragraph-rsid="00053583" style:font-size-asian="13pt" style:font-weight-asian="bold" style:font-size-complex="13pt" style:font-weight-complex="bold"/>
    </style:style>
    <style:style style:name="P29" style:family="paragraph" style:parent-style-name="Standard">
      <style:text-properties fo:language="fr" fo:country="FR" officeooo:rsid="00058904" officeooo:paragraph-rsid="000c1bed"/>
    </style:style>
    <style:style style:name="P30" style:family="paragraph" style:parent-style-name="Standard">
      <style:text-properties fo:language="fr" fo:country="FR" officeooo:rsid="00064eef" officeooo:paragraph-rsid="000c1bed"/>
    </style:style>
    <style:style style:name="P31" style:family="paragraph" style:parent-style-name="Table_20_Contents">
      <style:paragraph-properties fo:text-align="center" style:justify-single-word="false"/>
      <style:text-properties fo:language="fr" fo:country="FR" fo:font-weight="bold" officeooo:rsid="00058904" officeooo:paragraph-rsid="000c1be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language="fr" fo:country="FR" officeooo:rsid="00058904" officeooo:paragraph-rsid="000c1be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Standard">
      <style:paragraph-properties fo:text-align="start" style:justify-single-word="false"/>
      <style:text-properties fo:font-size="13pt" fo:language="fr" fo:country="FR" fo:font-style="normal" style:text-underline-style="none" fo:font-weight="normal" officeooo:rsid="002c645e" officeooo:paragraph-rsid="002c645e"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fo:font-size="13pt" fo:language="fr" fo:country="FR" fo:font-style="normal" style:text-underline-style="none" fo:font-weight="normal" officeooo:rsid="002ca2b0" officeooo:paragraph-rsid="002c645e"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fo:font-size="13pt" fo:language="fr" fo:country="FR" fo:font-style="normal" style:text-underline-style="none" fo:font-weight="normal" officeooo:rsid="002ca2b0" officeooo:paragraph-rsid="002ca2b0" style:font-size-asian="13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text-properties fo:font-size="13pt" fo:language="fr" fo:country="FR" fo:font-style="normal" style:text-underline-style="none" fo:font-weight="normal" officeooo:rsid="002f9fb2" officeooo:paragraph-rsid="002f9fb2"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fo:font-size="13pt" fo:language="fr" fo:country="FR" fo:font-style="normal" style:text-underline-style="none" fo:font-weight="normal" officeooo:rsid="003027e5" officeooo:paragraph-rsid="003027e5"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start" style:justify-single-word="false"/>
      <style:text-properties fo:font-size="13pt" fo:language="fr" fo:country="FR" fo:font-style="normal" style:text-underline-style="none" fo:font-weight="normal" officeooo:rsid="003027e5" officeooo:paragraph-rsid="00305079"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start" style:justify-single-word="false"/>
      <style:text-properties fo:font-size="13pt" fo:language="fr" fo:country="FR" fo:font-style="normal" style:text-underline-style="none" fo:font-weight="normal" officeooo:rsid="0033da36" officeooo:paragraph-rsid="0033da36" style:font-size-asian="13pt" style:font-style-asian="normal" style:font-weight-asian="normal" style:font-size-complex="13pt" style:font-style-complex="normal" style:font-weight-complex="normal"/>
    </style:style>
    <style:style style:name="P40" style:family="paragraph">
      <style:paragraph-properties fo:text-align="center"/>
    </style:style>
    <style:style style:name="P41" style:family="paragraph">
      <style:paragraph-properties fo:text-align="center"/>
      <style:text-properties fo:font-size="12pt"/>
    </style:style>
    <style:style style:name="P4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2pt" fo:hyphenate="false" loext:hyphenation-no-caps="false"/>
    </style:style>
    <style:style style:name="P43" style:family="paragraph">
      <loext:graphic-properties draw:fill-color="#ffffff"/>
      <style:paragraph-properties fo:text-align="center" style:writing-mode="lr-tb"/>
      <style:text-properties fo:font-size="12pt"/>
    </style:style>
    <style:style style:name="P4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loext:graphic-properties draw:fill-color="#ffffff"/>
      <style:paragraph-properties fo:text-align="center" style:writing-mode="lr-tb"/>
    </style:style>
    <style:style style:name="P46" style:family="paragraph">
      <style:paragraph-properties fo:text-align="center" style:writing-mode="lr-tb"/>
    </style:style>
    <style:style style:name="P4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48" style:family="paragraph">
      <loext:graphic-properties draw:fill-color="#ffffff"/>
      <style:paragraph-properties fo:text-align="center" style:writing-mode="lr-tb"/>
      <style:text-properties fo:font-weight="bold" style:font-weight-asian="bold" style:font-weight-complex="bold"/>
    </style:style>
    <style:style style:name="P4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24pt" style:font-size-asian="24pt" style:font-size-complex="24pt" fo:hyphenate="false" loext:hyphenation-no-caps="false"/>
    </style:style>
    <style:style style:name="P50"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24pt" style:font-size-asian="24pt" style:font-size-complex="24pt" fo:hyphenate="false" loext:hyphenation-no-caps="false"/>
    </style:style>
    <style:style style:name="P51" style:family="paragraph">
      <style:paragraph-properties fo:text-align="center" style:writing-mode="lr-tb"/>
      <style:text-properties fo:font-size="12pt"/>
    </style:style>
    <style:style style:name="P52" style:family="paragraph">
      <style:paragraph-properties fo:text-align="center" style:writing-mode="lr-tb"/>
      <style:text-properties fo:font-weight="bold" style:font-weight-asian="bold" style:font-weight-complex="bold"/>
    </style:style>
    <style:style style:name="P53" style:family="paragraph">
      <style:paragraph-properties fo:text-align="center" style:writing-mode="lr-tb"/>
      <style:text-properties fo:font-size="16pt" fo:font-weight="bold" style:font-size-asian="16pt" style:font-weight-asian="bold" style:font-size-complex="16pt" style:font-weight-complex="bold"/>
    </style:style>
    <style:style style:name="P54" style:family="paragraph">
      <loext:graphic-properties draw:fill-color="#ffffff"/>
      <style:paragraph-properties fo:text-align="center" style:writing-mode="lr-tb"/>
      <style:text-properties fo:font-size="16pt" fo:font-weight="bold" style:font-size-asian="16pt" style:font-weight-asian="bold" style:font-size-complex="16pt" style:font-weight-complex="bold"/>
    </style:style>
    <style:style style:name="T1" style:family="text">
      <style:text-properties officeooo:rsid="00064eef"/>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0638cb" style:font-style-asian="normal" style:font-weight-asian="normal" style:font-style-complex="normal" style:font-weight-complex="normal"/>
    </style:style>
    <style:style style:name="T6" style:family="text">
      <style:text-properties officeooo:rsid="0010458d"/>
    </style:style>
    <style:style style:name="T7" style:family="text">
      <style:text-properties style:text-underline-style="none"/>
    </style:style>
    <style:style style:name="T8" style:family="text">
      <style:text-properties style:text-underline-style="none" officeooo:rsid="001a0bc6"/>
    </style:style>
    <style:style style:name="T9" style:family="text">
      <style:text-properties style:text-underline-style="none" officeooo:rsid="001f1ba1"/>
    </style:style>
    <style:style style:name="T10" style:family="text">
      <style:text-properties style:text-underline-style="none" officeooo:rsid="0021cc14"/>
    </style:style>
    <style:style style:name="T11" style:family="text">
      <style:text-properties officeooo:rsid="00258367"/>
    </style:style>
    <style:style style:name="T12" style:family="text">
      <style:text-properties officeooo:rsid="0028da1a"/>
    </style:style>
    <style:style style:name="T13" style:family="text">
      <style:text-properties officeooo:rsid="0029fc27"/>
    </style:style>
    <style:style style:name="T14" style:family="text">
      <style:text-properties officeooo:rsid="002e760e"/>
    </style:style>
    <style:style style:name="T15" style:family="text">
      <style:text-properties officeooo:rsid="00305079"/>
    </style:style>
    <style:style style:name="T16" style:family="text">
      <style:text-properties officeooo:rsid="0035ab82"/>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erif"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size="12pt"/>
    </style:style>
    <style:style style:name="T21" style:family="text">
      <style:text-properties fo:font-weight="bold" style:font-weight-asian="bold" style:font-weight-complex="bold"/>
    </style:style>
    <style:style style:name="T22" style:family="text">
      <style:text-properties fo:font-size="16pt" fo:font-weight="bold" style:font-size-asian="16pt" style:font-weight-asian="bold" style:font-size-complex="16pt" style:font-weight-complex="bold"/>
    </style:style>
    <style:style style:name="gr1" style:family="graphic">
      <style:graphic-properties draw:textarea-horizontal-align="justify" draw:textarea-vertical-align="middle" draw:auto-grow-height="false" fo:min-height="0.432cm" fo:min-width="1.12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434cm" fo:min-width="1.01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529cm" fo:min-width="1.49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2.044cm" fo:min-width="2.044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2.164cm" fo:min-width="2.59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0.6cm" fo:min-width="1.42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0.866cm" fo:min-width="1.995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1.443cm" fo:min-width="2.693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textarea-horizontal-align="justify" draw:textarea-vertical-align="middle" draw:auto-grow-height="false" fo:min-height="1.612cm" fo:min-width="2.743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ffffff" draw:textarea-horizontal-align="justify" draw:textarea-vertical-align="middle" draw:auto-grow-height="false" fo:min-height="1.078cm" fo:min-width="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ffffff" draw:textarea-horizontal-align="justify" draw:textarea-vertical-align="middle" draw:auto-grow-height="false" fo:min-height="1.386cm" fo:min-width="2.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fff" draw:textarea-horizontal-align="justify" draw:textarea-vertical-align="middle" draw:auto-grow-height="false" fo:min-height="1.27cm" fo:min-width="15.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000000" draw:fill-color="#ffffff" draw:textarea-horizontal-align="justify" draw:textarea-vertical-align="middle" draw:auto-grow-height="false" fo:min-height="1.404cm" fo:min-width="3.7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000000" draw:fill-color="#ffffff" draw:textarea-horizontal-align="justify" draw:textarea-vertical-align="middle" draw:auto-grow-height="false" fo:min-height="1.402cm" fo:min-width="4.2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000000" draw:fill-color="#ffffff" draw:textarea-horizontal-align="justify" draw:textarea-vertical-align="middle" draw:auto-grow-height="false" fo:min-height="1.402cm" fo:min-width="3.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ffffff" draw:textarea-horizontal-align="justify" draw:textarea-vertical-align="middle" draw:auto-grow-height="false" fo:min-height="1.085cm" fo:min-width="4.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ème 1: Le monde Méditerranéen: Empreintes de l'Antiquité et du Moyen-Age</text:p>
      <text:p text:style-name="P28"/>
      <text:p text:style-name="P1">La méditerranée correspond au milieu des Terres, centre du Monde connu en Europe jusqu’à la fin du Moyen-Age.</text:p>
      <text:p text:style-name="P1"/>
      <text:p text:style-name="P1">La mer méditerranée est-elle un espace d’unification ou une zone de contact entre civilisation très distincte ?</text:p>
      <text:p text:style-name="P1"/>
      <text:p text:style-name="P2">Chapitre 1: La méditerranée antique: les empreintes grecs et romaines</text:p>
      <text:p text:style-name="P2"/>
      <text:p text:style-name="P27"><text:span text:style-name="T3">I.</text:span><text:span text:style-name="T4"> Athènes, entre démocratie et thalassocratie</text:span></text:p>
      <text:p text:style-name="P10"/>
      <text:p text:style-name="P10">1. Périclès et la démocratie athénienne</text:p>
      <text:p text:style-name="P10"/>
      <text:p text:style-name="P10">Par l’expression «Monde Grecs», on entend une unité linguistique, culturelle, religieuse et politique oui et non un modèle d’Athènes</text:p>
      <text:p text:style-name="P10">Le monde grec est ainsi constitués de petits états indépendants des autres Cités. Ils s’étend principalement autour de la mer Égée ainsi que sur la partie orientale de la méditerranée (carte p. 19)</text:p>
      <text:p text:style-name="P10"/>
      <text:p text:style-name="P10">2. La thalassocratie, fondement de la puissance d’Athènes</text:p>
      <text:p text:style-name="P10"/>
      <text:p text:style-name="P10">Dans la cité d’Athènes, le rôle de citoyen est associé à la défense de la cité. Ainsi quelque soit le niveau de fortune, le citoyen occupe une place particulière dans l’armée:</text:p>
      <text:p text:style-name="P10">- Plus pauvres: Rameurs (bateaux)</text:p>
      <text:p text:style-name="P27"><text:span text:style-name="T4">- Classe moyenne: combattants à pied, Hoplites (qui porte l’</text:span><text:span text:style-name="T5">H</text:span><text:span text:style-name="T4">oplon), large bouclier avec une lance</text:span></text:p>
      <text:p text:style-name="P10">- Riches citoyens: cavaliers</text:p>
      <text:p text:style-name="P10">- Élites: Commandent et Financent les bateaux/armés</text:p>
      <text:p text:style-name="P10"/>
      <text:p text:style-name="P11">3. Athènes, rayonnement et limites</text:p>
      <text:p text:style-name="P11"/>
      <text:p text:style-name="P11">Athènes, grâce à son empire, rayonne au-delà du monde grec sur le plan culturel, littéraire et architecturale. Pourtant, son modèle politique démocratique lui est propre et exclu une grande partie de sa population.</text:p>
      <text:p text:style-name="P11"/>
      <text:p text:style-name="P12">II. L’Empire romain : La méditerranée : entre unité et diversité</text:p>
      <text:p text:style-name="P12"/>
      <text:p text:style-name="P3">1. Auguste et la naissance de l’empire romain</text:p>
      <text:p text:style-name="P12"/>
      <text:p text:style-name="P29">Questions 1-4 p 31</text:p>
      <text:p text:style-name="P29"/>
      <text:p text:style-name="P29">1. Auguste s’affirme avant tout comme un chef de guerre en embellissant la ville de Rome, les provinces en les rendant plus puissante, et mettait un Impôt sur certaines villes. Il fit aussi construire une statue de marbre à Rome, qui représente le pouvoir.</text:p>
      <text:p text:style-name="P29"/>
      <text:p text:style-name="P29">2. </text:p>
      <table:table table:name="Tableau1" table:style-name="Tableau1">
        <table:table-column table:style-name="Tableau1.A" table:number-columns-repeated="3"/>
        <table:table-row table:style-name="TableLine2076563635072">
          <table:table-cell table:style-name="Tableau1.A1" office:value-type="string">
            <text:p text:style-name="P31">La capitale</text:p>
          </table:table-cell>
          <table:table-cell table:style-name="Tableau1.A1" office:value-type="string">
            <text:p text:style-name="P31">Les provinces</text:p>
          </table:table-cell>
          <table:table-cell table:style-name="Tableau1.C1" office:value-type="string">
            <text:p text:style-name="P31">Les cités</text:p>
          </table:table-cell>
        </table:table-row>
        <table:table-row table:style-name="TableLine2076563623920">
          <table:table-cell table:style-name="Tableau1.B2" office:value-type="string">
            <text:p text:style-name="P32">Rome</text:p>
          </table:table-cell>
          <table:table-cell table:style-name="Tableau1.B2" office:value-type="string">
            <text:p text:style-name="P32">Magistrats annuel</text:p>
          </table:table-cell>
          <table:table-cell table:style-name="Tableau1.C2" office:value-type="string">
            <text:p text:style-name="P32">Cités stipendiaires</text:p>
          </table:table-cell>
        </table:table-row>
      </table:table>
      <text:p text:style-name="P29"><text:soft-page-break/></text:p>
      <text:p text:style-name="P29">3. <text:span text:style-name="T1">Cette statue officielle nous donne des indications sur les pouvoirs de l’empereur comme sa main droite levée représentant l’</text:span><text:span text:style-name="T2">Adlocutio</text:span>, geste de l’empereur à son peuple, <text:span text:style-name="T1">sa cuirasse décorée des victoires d’Auguste et la divinité faisant référence aux dieux gréco-romains, situé à coté de sa jambe droite.</text:span></text:p>
      <text:p text:style-name="P29"/>
      <text:p text:style-name="P30">4. La présence d’Auguste et de son fils, Tibère, parmi les divinités montre que Auguste veut se représenter comme étant un dieu, ce qui agrandi son pouvoir sur son empire.</text:p>
      <text:p text:style-name="P30"/>
      <text:p text:style-name="P30"/>
      <text:p text:style-name="P30"><draw:custom-shape text:anchor-type="paragraph" draw:z-index="0" draw:name="Forme1" draw:style-name="gr18" draw:text-style-name="P54" svg:width="4.684cm" svg:height="1.086cm" svg:x="5.51cm" svg:y="0.423cm"><text:p text:style-name="P53"><text:span text:style-name="T22">Auguste</text:span></text:p><draw:enhanced-geometry svg:viewBox="0 0 21600 21600" draw:type="rectangle" draw:enhanced-path="M 0 0 L 21600 0 21600 21600 0 21600 0 0 Z N"/></draw:custom-shape></text:p>
      <text:p text:style-name="P30"/>
      <text:p text:style-name="P30"><draw:line text:anchor-type="paragraph" draw:z-index="8" draw:name="Forme2" draw:style-name="gr11" draw:text-style-name="P40" svg:x1="10.194cm" svg:y1="0.005cm" svg:x2="13.343cm" svg:y2="0.936cm"><text:p/></draw:line><draw:line text:anchor-type="paragraph" draw:z-index="9" draw:name="Forme3" draw:style-name="gr11" draw:text-style-name="P40" svg:x1="5.51cm" svg:y1="0.005cm" svg:x2="2.785cm" svg:y2="0.931cm"><text:p/></draw:line></text:p>
      <text:p text:style-name="P30"><draw:custom-shape text:anchor-type="paragraph" draw:z-index="1" draw:name="Forme1_0" draw:style-name="gr18" draw:text-style-name="P48" svg:width="4.684cm" svg:height="1.086cm" svg:x="0.113cm" svg:y="0.445cm"><text:p text:style-name="P52"><text:span text:style-name="T21">Chef militaire</text:span></text:p><draw:enhanced-geometry svg:viewBox="0 0 21600 21600" draw:type="rectangle" draw:enhanced-path="M 0 0 L 21600 0 21600 21600 0 21600 0 0 Z N"/></draw:custom-shape><draw:custom-shape text:anchor-type="paragraph" draw:z-index="2" draw:name="Forme1_2" draw:style-name="gr18" draw:text-style-name="P48" svg:width="4.684cm" svg:height="1.086cm" svg:x="10.855cm" svg:y="0.45cm"><text:p text:style-name="P52"><text:span text:style-name="T21">Chef politique</text:span></text:p><draw:enhanced-geometry svg:viewBox="0 0 21600 21600" draw:type="rectangle" draw:enhanced-path="M 0 0 L 21600 0 21600 21600 0 21600 0 0 Z N"/></draw:custom-shape><draw:line text:anchor-type="paragraph" draw:z-index="14" draw:name="Forme9" draw:style-name="gr11" draw:text-style-name="P41" svg:x1="7.971cm" svg:y1="0.047cm" svg:x2="7.971cm" svg:y2="1.869cm"><text:p/></draw:line></text:p>
      <text:p text:style-name="P30"/>
      <text:p text:style-name="P30"/>
      <text:p text:style-name="P30"><draw:custom-shape text:anchor-type="paragraph" draw:z-index="3" draw:name="Forme1_1" draw:style-name="gr18" draw:text-style-name="P48" svg:width="4.684cm" svg:height="1.086cm" svg:x="5.537cm" svg:y="0.407cm"><text:p text:style-name="P52"><text:span text:style-name="T21">Chef religieux</text:span></text:p><draw:enhanced-geometry svg:viewBox="0 0 21600 21600" draw:type="rectangle" draw:enhanced-path="M 0 0 L 21600 0 21600 21600 0 21600 0 0 Z N"/></draw:custom-shape><draw:line text:anchor-type="paragraph" draw:z-index="10" draw:name="Forme4" draw:style-name="gr11" draw:text-style-name="P40" svg:x1="2.785cm" svg:y1="0.069cm" svg:x2="2.785cm" svg:y2="1.9cm"><text:p/></draw:line><draw:line text:anchor-type="paragraph" draw:z-index="11" draw:name="Forme6" draw:style-name="gr11" draw:text-style-name="P40" svg:x1="13.395cm" svg:y1="0.074cm" svg:x2="13.395cm" svg:y2="1.894cm"><text:p/></draw:line></text:p>
      <text:p text:style-name="P30"/>
      <text:p text:style-name="P30"><draw:line text:anchor-type="paragraph" draw:z-index="12" draw:name="Forme7" draw:style-name="gr11" draw:text-style-name="P40" svg:x1="5.536cm" svg:y1="0.048cm" svg:x2="4.822cm" svg:y2="0.926cm"><text:p/></draw:line><draw:line text:anchor-type="paragraph" draw:z-index="13" draw:name="Forme8" draw:style-name="gr11" draw:text-style-name="P40" svg:x1="10.22cm" svg:y1="0.021cm" svg:x2="11.49cm" svg:y2="0.926cm"><text:p/></draw:line></text:p>
      <text:p text:style-name="P30"><draw:custom-shape text:anchor-type="paragraph" draw:z-index="4" draw:name="Forme5" draw:style-name="gr17" draw:text-style-name="P43" svg:width="3.043cm" svg:height="1.403cm" svg:x="12.495cm" svg:y="0.434cm"><text:p text:style-name="P51"><text:span text:style-name="T20">Mise en place du </text:span></text:p><text:p text:style-name="P51"><text:span text:style-name="T20">culte impérial</text:span></text:p><draw:enhanced-geometry svg:viewBox="0 0 21600 21600" draw:type="rectangle" draw:enhanced-path="M 0 0 L 21600 0 21600 21600 0 21600 0 0 Z N"/></draw:custom-shape><draw:custom-shape text:anchor-type="paragraph" draw:z-index="6" draw:name="Forme5_1" draw:style-name="gr16" draw:text-style-name="P43" svg:width="4.234cm" svg:height="1.403cm" svg:x="4.399cm" svg:y="0.439cm"><text:p text:style-name="P51"><text:span text:style-name="T20">Administration direct de </text:span></text:p><text:p text:style-name="P51"><text:span text:style-name="T20">certaines provinces</text:span></text:p><draw:enhanced-geometry svg:viewBox="0 0 21600 21600" draw:type="rectangle" draw:enhanced-path="M 0 0 L 21600 0 21600 21600 0 21600 0 0 Z N"/></draw:custom-shape><draw:custom-shape text:anchor-type="paragraph" draw:z-index="7" draw:name="Forme5_2" draw:style-name="gr15" draw:text-style-name="P43" svg:width="3.733cm" svg:height="1.405cm" svg:x="0.113cm" svg:y="0.434cm"><text:p text:style-name="P51"><text:span text:style-name="T20">Nombreuse </text:span></text:p><text:p text:style-name="P51"><text:span text:style-name="T20">Victoires et conquêtes</text:span></text:p><draw:enhanced-geometry svg:viewBox="0 0 21600 21600" draw:type="rectangle" draw:enhanced-path="M 0 0 L 21600 0 21600 21600 0 21600 0 0 Z N"/></draw:custom-shape><draw:custom-shape text:anchor-type="paragraph" draw:z-index="5" draw:name="Forme5_0" draw:style-name="gr17" draw:text-style-name="P43" svg:width="3.043cm" svg:height="1.403cm" svg:x="8.897cm" svg:y="0.439cm"><text:p text:style-name="P51"><text:span text:style-name="T20">Embellissement </text:span></text:p><text:p text:style-name="P51"><text:span text:style-name="T20">de Rome</text:span></text:p><draw:enhanced-geometry svg:viewBox="0 0 21600 21600" draw:type="rectangle" draw:enhanced-path="M 0 0 L 21600 0 21600 21600 0 21600 0 0 Z N"/></draw:custom-shape></text:p>
      <text:p text:style-name="P30"/>
      <text:p text:style-name="P30"/>
      <text:p text:style-name="P30"><draw:line text:anchor-type="paragraph" draw:z-index="16" draw:name="Forme11" draw:style-name="gr11" draw:text-style-name="P40" svg:x1="1.886cm" svg:y1="0.377cm" svg:x2="1.886cm" svg:y2="1.222cm"><text:p/></draw:line><draw:line text:anchor-type="paragraph" draw:z-index="17" draw:name="Forme12" draw:style-name="gr11" draw:text-style-name="P40" svg:x1="6.595cm" svg:y1="0.381cm" svg:x2="6.595cm" svg:y2="1.222cm"><text:p/></draw:line><draw:line text:anchor-type="paragraph" draw:z-index="18" draw:name="Forme13" draw:style-name="gr11" draw:text-style-name="P40" svg:x1="10.432cm" svg:y1="0.381cm" svg:x2="10.432cm" svg:y2="1.222cm"><text:p/></draw:line><draw:line text:anchor-type="paragraph" draw:z-index="19" draw:name="Forme14" draw:style-name="gr11" draw:text-style-name="P40" svg:x1="13.924cm" svg:y1="0.376cm" svg:x2="13.924cm" svg:y2="1.223cm"><text:p/></draw:line></text:p>
      <text:p text:style-name="P30"/>
      <text:p text:style-name="P30"><draw:custom-shape text:anchor-type="paragraph" draw:z-index="15" draw:name="Forme10" draw:style-name="gr14" draw:text-style-name="P50" svg:width="15.426cm" svg:height="1.271cm" svg:x="0.113cm" svg:y="0.249cm"><text:p text:style-name="P49"><text:span text:style-name="T19">Soumission de l’Empire</text:span></text:p><draw:enhanced-geometry svg:viewBox="0 0 21600 21600" draw:type="rectangle" draw:enhanced-path="M 0 0 L 21600 0 21600 21600 0 21600 0 0 Z N"/></draw:custom-shape></text:p>
      <text:p text:style-name="P30"/>
      <text:p text:style-name="P30"/>
      <text:p text:style-name="P30"/>
      <text:p text:style-name="P30"/>
      <text:p text:style-name="P3">2. La méditerranée : entre romanisation et brassage culturel</text:p>
      <text:p text:style-name="P3"/>
      <text:p text:style-name="P13">Question 1 à 4 p32-33</text:p>
      <text:p text:style-name="P13"/>
      <text:p text:style-name="P13"/>
      <text:p text:style-name="P13"><draw:custom-shape text:anchor-type="paragraph" draw:z-index="20" draw:name="Forme15" draw:style-name="gr13" draw:text-style-name="P48" svg:width="3.467cm" svg:height="1.959cm" svg:x="6.622cm" svg:y="1.538cm"><text:p text:style-name="P47"><text:span text:style-name="T18">Mesur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6" draw:style-name="gr12" draw:text-style-name="P45" svg:width="3.573cm" svg:height="1.191cm" svg:x="10.643cm" svg:y="0.056cm"><text:p text:style-name="P44"><text:span text:style-name="T17">Cités embelli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16_0" draw:style-name="gr12" draw:text-style-name="P45" svg:width="3.573cm" svg:height="1.191cm" svg:x="10.643cm" svg:y="3.549cm"><text:p text:style-name="P46">Impô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6_1" draw:style-name="gr12" draw:text-style-name="P45" svg:width="3.573cm" svg:height="1.191cm" svg:x="2.626cm" svg:y="0.056cm"><text:p text:style-name="P44"><text:span text:style-name="T17">Nouvelle monnaie</text:span></text:p><text:p text:style-name="P44"><text:span text:style-name="T17">(solidus d’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6_2" draw:style-name="gr12" draw:text-style-name="P43" svg:width="3.576cm" svg:height="1.195cm" svg:x="2.626cm" svg:y="3.549cm"><text:p text:style-name="P42"><text:span text:style-name="T17">Nouvelles lo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Forme17" draw:style-name="gr11" draw:text-style-name="P40" svg:x1="9.744cm" svg:y1="1.935cm" svg:x2="10.644cm" svg:y2="1.115cm"><text:p/></draw:line><draw:line text:anchor-type="paragraph" draw:z-index="26" draw:name="Forme18" draw:style-name="gr11" draw:text-style-name="P40" svg:x1="9.955cm" svg:y1="2.861cm" svg:x2="10.775cm" svg:y2="3.549cm"><text:p/></draw:line><draw:line text:anchor-type="paragraph" draw:z-index="27" draw:name="Forme19" draw:style-name="gr11" draw:text-style-name="P40" svg:x1="6.86cm" svg:y1="3.046cm" svg:x2="6.013cm" svg:y2="3.549cm"><text:p/></draw:line><draw:line text:anchor-type="paragraph" draw:z-index="28" draw:name="Forme20" draw:style-name="gr11" draw:text-style-name="P40" svg:x1="6.886cm" svg:y1="1.961cm" svg:x2="6.198cm" svg:y2="1.247cm"><text:p/></draw:line>1)</text:p>
      <text:p text:style-name="P13"/>
      <text:p text:style-name="P13"/>
      <text:p text:style-name="P13"/>
      <text:p text:style-name="P13"/>
      <text:p text:style-name="P13"/>
      <text:p text:style-name="P13"/>
      <text:p text:style-name="P13"/>
      <text:p text:style-name="P13"/>
      <text:p text:style-name="P13"/>
      <text:p text:style-name="P14"/>
      <text:p text:style-name="P14"/>
      <text:p text:style-name="P14">2) Constantin favorise le christianisme dans sa politique urbaine en formant le concile de Nicée, en rétablissant les églises et en construisant deux nouvelles église (l’église Sainte-Irène et l’église des Saints-Apôtre)</text:p>
      <text:p text:style-name="P14"/>
      <text:p text:style-name="P14"><text:soft-page-break/>3) Constantin tente d’unifier et de contrôler la religion chrétienne en s’imposant comme un chef religieux. <text:span text:style-name="T6">A</text:span>près avoir célébré le concile, il fit bannir toute personnes s’opposant au christianisme ou n’y croyant pas, <text:span text:style-name="T6">lors de son discours</text:span>.</text:p>
      <text:p text:style-name="P14"/>
      <text:p text:style-name="P15">4) Les mesures prises par Constantin montrant qu’ils se comporte lui-même en chrétien sont</text:p>
      <text:p text:style-name="P16">le mariage qui est protégé, les églises qui sont embellies ou même construite, ou encore toute personne s’opposant au « jugement de Dieu » seraient banni de l’empire.</text:p>
      <text:p text:style-name="P17"/>
      <text:p text:style-name="P4">3. Réorganisation et christianisation de l’empire sous Constantin</text:p>
      <text:p text:style-name="P4"/>
      <text:p text:style-name="P4"/>
      <text:p text:style-name="P18"/>
      <text:p text:style-name="P6">Chapitre II La Méditerranée médiéval : espace d’échanges et de conflits à la croisée de trois civilisations </text:p>
      <text:p text:style-name="P19"/>
      <text:p text:style-name="P5">I.<text:span text:style-name="T7"> Trois rives, trois civilisations</text:span></text:p>
      <text:p text:style-name="P19"/>
      <text:p text:style-name="P20">La méditerranée aux Moyen Age est bordée par trois civilisations : La civilisation Arabo-musulmane aux sud et à l’est ; La civilisation Byzantine au nord-est ; La chrétienté occidentale au nord-ouest</text:p>
      <text:p text:style-name="P20"/>
      <text:p text:style-name="P20">Quelles sont les contacts entre ces civilisations, comment ont-ils évolué et comment ces contacts ont ils laissé des traces ?</text:p>
      <text:p text:style-name="P20"/>
      <text:p text:style-name="P20">L’empire Byzantin est la continuation de l’empire romain d’orient. En effet, après 476</text:p>
      <text:p text:style-name="P7"><text:span text:style-name="T7">cet ensemble </text:span><text:span text:style-name="T10">s</text:span><text:span text:style-name="T7">e présente comme l’hériti</text:span><text:span text:style-name="T10">er</text:span><text:span text:style-name="T7"> de l’empire romain. Il est dirigé par un empereur : </text:span><text:span text:style-name="T8">c’est une théocratie, c’est-à-dire un pouvoir exercé par et au nom de la religion. La religion pratiqué est le christianisme orthodoxe qui se sépare du christianisme occidentale en 1054 lors du grand schisme. On y trouve une langue et une culture grec. Cet </text:span><text:span text:style-name="T10">E</text:span><text:span text:style-name="T8">mpire est centré autour de la ville de Constantinople. Sa taille a énormément varié dans le temps. Au VIe siècle, il occupe la moitié </text:span><text:span text:style-name="T10">E</text:span><text:span text:style-name="T8">st de la méditerranée. Puis, il ne cesse de se réduire, pour disparaître en 1453 lors d’une invasion. <text:s/></text:span></text:p>
      <text:p text:style-name="P21"/>
      <text:p text:style-name="P8"><text:span text:style-name="T8">L’</text:span><text:span text:style-name="T7">empire musulman est apparu en 632 comme une nouvelle religion monothéiste, appelé Islam. Cet</text:span><text:span text:style-name="T10">te</text:span><text:span text:style-name="T7"> année marque les premières croyances en Mahomet, qui ce décrit comme prophète de l’Islam. Cette religion est rependu</text:span><text:span text:style-name="T10">e</text:span><text:span text:style-name="T7"> sur toute la moitié </text:span><text:span text:style-name="T10">S</text:span><text:span text:style-name="T7">u</text:span><text:span text:style-name="T10">d </text:span><text:span text:style-name="T7">de la méditerranée, où chaque territoire est unifié et où est exercé les pouvoirs politiques, militaires et religieux par les Califes. Cet civilisation est riche, la langue arabe </text:span><text:span text:style-name="T10">en </text:span><text:span text:style-name="T7">est la langue parlée, </text:span><text:span text:style-name="T9">et les villes sont constituées de grandes bibliothèques, contenant des Corans, des traités mathématiques ou encore philosophique. Certains écrits sont des écrits anciens.</text:span></text:p>
      <text:p text:style-name="P22"/>
      <text:p text:style-name="P8"><text:span text:style-name="T7">L’occident chrétien se situe au </text:span><text:span text:style-name="T10">N</text:span><text:span text:style-name="T7">ord-</text:span><text:span text:style-name="T10">O</text:span><text:span text:style-name="T7">uest de la méditerranée. On y trouve des villes comme Rome, Paris et Londres. Il est constitué de plusieurs royaumes, avec la France et l’Angleterre comme principaux. L’autorité religieuse est exercé par le pape, qui est le chef de l’Église chrétienne de langues et de culture latine. </text:span><text:span text:style-name="T9">Au IXe siècle, l’empereur Charlemagne a essayé d’unifier cet ensemble, sous le nom d’empire Carolingien. Cet empire c’est rapidement disloqué.</text:span></text:p>
      <text:p text:style-name="P23"/>
      <text:p text:style-name="P9"><text:soft-page-break/>II. Croisades et djihad</text:p>
      <text:p text:style-name="P9"/>
      <text:p text:style-name="P24">En 1095, le pape Urbain II appel les chrétiens à prendre le contrôle de Jérusalem, alors dominé par les musulmans. En 1099, les chevaliers chrétiens, les croisés prennent la ville de Jérusalem. </text:p>
      <text:p text:style-name="P24"/>
      <text:p text:style-name="P24">Questions 2-6</text:p>
      <text:p text:style-name="P24"/>
      <text:p text:style-name="P24">2. <text:span text:style-name="T11">Jérusalem représente la ville sainte des chrétiens, l</text:span><text:span text:style-name="T13">ieu de vie et de mort</text:span><text:span text:style-name="T11"> de Jésus-Christ</text:span></text:p>
      <text:p text:style-name="P26"/>
      <text:p text:style-name="P25">3. <text:span text:style-name="T12">Les croisés peuvent espérer de vaincre la religion musulmane, d’après Bernard de Clairvaux</text:span></text:p>
      <text:p text:style-name="P25"/>
      <text:p text:style-name="P26">4. Aux yeux des chrétiens, les musulmans représente le mal. Ils vengent le Christ en combattant leurs adversaires.</text:p>
      <text:p text:style-name="P26"/>
      <text:p text:style-name="P26">5. D’après Bernard de Clairvaux, la croisade est une guerre sainte car les croisés se battent pour le Christ. Ils se battent pour leur religion, le christianisme en récupérant la ville de Jérusalem, ville sainte des chrétiens.</text:p>
      <text:p text:style-name="P26"/>
      <text:p text:style-name="P33">Du côté musulman, la réponse à ces expéditions militaires chrétiennes est également présenté comme une guerre sainte, le djihad. </text:p>
      <text:p text:style-name="P34"/>
      <text:p text:style-name="P35">Le caractère violant des croisades atteint un sommet lors de la quatrième croisade en 1204 où la ville de Constantinople est pillé et sacc<text:span text:style-name="T14">a</text:span>gé. </text:p>
      <text:p text:style-name="P35"/>
      <text:p text:style-name="P35"><text:span text:style-name="T14">III</text:span>. La méditerranée, un espace commercial</text:p>
      <text:p text:style-name="P35"/>
      <text:p text:style-name="P36">Questions 1 à 3 p 67 </text:p>
      <text:p text:style-name="P36"/>
      <text:p text:style-name="P37"><draw:custom-shape text:anchor-type="paragraph" draw:z-index="29" draw:name="Forme21" draw:style-name="gr10" draw:text-style-name="P40" svg:width="2.744cm" svg:height="1.613cm" svg:x="1.332cm" svg:y="0.529cm"><text:p text:style-name="P40">Giovanni </text:p><text:p text:style-name="P40">Corner</text:p><draw:enhanced-geometry svg:viewBox="0 0 21600 21600" draw:type="rectangle" draw:enhanced-path="M 0 0 L 21600 0 21600 21600 0 21600 0 0 Z N"/></draw:custom-shape><draw:custom-shape text:anchor-type="paragraph" draw:z-index="30" draw:name="Forme22" draw:style-name="gr9" draw:text-style-name="P40" svg:width="2.694cm" svg:height="1.444cm" svg:x="1.381cm" svg:y="3.224cm"><text:p text:style-name="P40">Commerce en</text:p><text:p text:style-name="P40">Crète</text:p><draw:enhanced-geometry svg:viewBox="0 0 21600 21600" draw:type="rectangle" draw:enhanced-path="M 0 0 L 21600 0 21600 21600 0 21600 0 0 Z N"/></draw:custom-shape><draw:custom-shape text:anchor-type="paragraph" draw:z-index="31" draw:name="Forme23" draw:style-name="gr8" draw:text-style-name="P40" svg:width="1.996cm" svg:height="0.867cm" svg:x="4.773cm" svg:y="5.341cm"><text:p text:style-name="P40">retour</text:p><draw:enhanced-geometry svg:viewBox="0 0 21600 21600" draw:type="rectangle" draw:enhanced-path="M 0 0 L 21600 0 21600 21600 0 21600 0 0 Z N"/></draw:custom-shape><draw:custom-shape text:anchor-type="paragraph" draw:z-index="32" draw:name="Forme24" draw:style-name="gr7" draw:text-style-name="P40" svg:width="1.421cm" svg:height="0.6cm" svg:x="5.396cm" svg:y="1.182cm"><text:p text:style-name="P40">100L</text:p><draw:enhanced-geometry svg:viewBox="0 0 21600 21600" draw:type="rectangle" draw:enhanced-path="M 0 0 L 21600 0 21600 21600 0 21600 0 0 Z N"/></draw:custom-shape><draw:custom-shape text:anchor-type="paragraph" draw:z-index="33" draw:name="Forme25" draw:style-name="gr6" draw:text-style-name="P40" svg:width="2.599cm" svg:height="2.165cm" svg:x="8.091cm" svg:y="0.386cm"><text:p text:style-name="P40">Angelo </text:p><text:p text:style-name="P40">Semiecolo</text:p><draw:enhanced-geometry svg:viewBox="0 0 21600 21600" draw:type="rectangle" draw:enhanced-path="M 0 0 L 21600 0 21600 21600 0 21600 0 0 Z N"/></draw:custom-shape><draw:custom-shape text:anchor-type="paragraph" draw:z-index="34" draw:name="Forme26" draw:style-name="gr5" draw:text-style-name="P41" svg:width="2.888cm" svg:height="2.888cm" svg:x="8.091cm" svg:y="4.355cm"><text:p text:style-name="P41">1000L</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e27" draw:style-name="gr4" draw:text-style-name="P40" svg:x1="2.752cm" svg:y1="2.141cm" svg:x2="2.752cm" svg:y2="3.224cm"><text:p/></draw:line><draw:line text:anchor-type="paragraph" draw:z-index="36" draw:name="Forme28" draw:style-name="gr4" draw:text-style-name="P40" svg:x1="2.679cm" svg:y1="4.667cm" svg:x2="4.773cm" svg:y2="5.773cm"><text:p/></draw:line><draw:line text:anchor-type="paragraph" draw:z-index="37" draw:name="Forme29" draw:style-name="gr4" draw:text-style-name="P40" svg:x1="6.768cm" svg:y1="5.75cm" svg:x2="8.091cm" svg:y2="5.75cm"><text:p/></draw:line><draw:line text:anchor-type="paragraph" draw:z-index="38" draw:name="Forme30" draw:style-name="gr4" draw:text-style-name="P40" svg:x1="8.091cm" svg:y1="1.782cm" svg:x2="4.075cm" svg:y2="1.782cm"><text:p/></draw:line><draw:line text:anchor-type="paragraph" draw:z-index="39" draw:name="Forme31" draw:style-name="gr4" draw:text-style-name="P40" svg:x1="9.823cm" svg:y1="4.355cm" svg:x2="9.823cm" svg:y2="2.551cm"><text:p/></draw:line><draw:line text:anchor-type="paragraph" draw:z-index="40" draw:name="Forme32" draw:style-name="gr4" draw:text-style-name="P40" svg:x1="9.174cm" svg:y1="2.551cm" svg:x2="9.174cm" svg:y2="4.355cm"><text:p/></draw:line><draw:line text:anchor-type="paragraph" draw:z-index="41" draw:name="Forme33" draw:style-name="gr4" draw:text-style-name="P40" svg:x1="8.404cm" svg:y1="4.884cm" svg:x2="4.075cm" svg:y2="2.141cm"><text:p/></draw:line><draw:custom-shape text:anchor-type="paragraph" draw:z-index="42" draw:name="Forme34" draw:style-name="gr3" draw:text-style-name="P40" svg:width="1.493cm" svg:height="0.53cm" svg:x="5.42cm" svg:y="3.2cm"><text:p text:style-name="P40">250L</text:p><draw:enhanced-geometry svg:viewBox="0 0 21600 21600" draw:type="rectangle" draw:enhanced-path="M 0 0 L 21600 0 21600 21600 0 21600 0 0 Z N"/></draw:custom-shape><draw:custom-shape text:anchor-type="paragraph" draw:z-index="43" draw:name="Forme35" draw:style-name="gr2" draw:text-style-name="P40" svg:width="1.011cm" svg:height="0.435cm" svg:x="8.548cm" svg:y="2.863cm"><text:p text:style-name="P40">100L</text:p><draw:enhanced-geometry svg:viewBox="0 0 21600 21600" draw:type="rectangle" draw:enhanced-path="M 0 0 L 21600 0 21600 21600 0 21600 0 0 Z N"/></draw:custom-shape><draw:custom-shape text:anchor-type="paragraph" draw:z-index="44" draw:name="Forme36" draw:style-name="gr1" draw:text-style-name="P40" svg:width="1.13cm" svg:height="0.433cm" svg:x="9.583cm" svg:y="3.561cm"><text:p text:style-name="P40">750L</text:p><draw:enhanced-geometry svg:viewBox="0 0 21600 21600" draw:type="rectangle" draw:enhanced-path="M 0 0 L 21600 0 21600 21600 0 21600 0 0 Z N"/></draw:custom-shape>1.</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2. <text:span text:style-name="T15">Réseaux de port importants, nombreux trajets commerciaux</text:span></text:p>
      <text:p text:style-name="P38"/>
      <text:p text:style-name="P38">3. <text:span text:style-name="T15">La croisade passe par des points commerciaux et par les points vénitiens. Le marchand de laine offre au doge les statuts de sa corporation</text:span></text:p>
      <text:p text:style-name="P38"><text:soft-page-break/></text:p>
      <text:p text:style-name="P39">La méditerranée est donc un espace d’unification grâce au commerce, à travers lequel se produisent des échanges culturels. Des échanges culturels ont également lieu lors des confrontations due aux croisades. Ainsi, les empreintes des civilisations méditerranéenne se superposent, se juxtaposent. <text:span text:style-name="T16">Parfois, ce sont les contacts eux-mêmes qui laissent leurs propres empreint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10-11T17:48:00.698000000</dc:date>
    <meta:editing-duration>PT1H10M22S</meta:editing-duration>
    <meta:editing-cycles>19</meta:editing-cycles>
    <meta:document-statistic meta:table-count="1" meta:image-count="0" meta:object-count="0" meta:page-count="5" meta:paragraph-count="60" meta:word-count="1132" meta:character-count="7155" meta:non-whitespace-character-count="6074"/>
  </office:meta>
</office:document-meta>
</file>